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officeooo:rsid="00a211bb" officeooo:paragraph-rsid="00a211bb"/>
    </style:style>
    <style:style style:name="P46" style:family="paragraph" style:parent-style-name="Standard">
      <style:text-properties officeooo:rsid="0014df67" officeooo:paragraph-rsid="0014df6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094d0a9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590bcd"/>
    </style:style>
    <style:style style:name="T22" style:family="text">
      <style:text-properties officeooo:rsid="0059385f"/>
    </style:style>
    <style:style style:name="T23" style:family="text">
      <style:text-properties officeooo:rsid="00596c00"/>
    </style:style>
    <style:style style:name="T24" style:family="text">
      <style:text-properties officeooo:rsid="005b1b2a"/>
    </style:style>
    <style:style style:name="T25" style:family="text">
      <style:text-properties officeooo:rsid="005bc5b0"/>
    </style:style>
    <style:style style:name="T26" style:family="text">
      <style:text-properties officeooo:rsid="005bdb93"/>
    </style:style>
    <style:style style:name="T27" style:family="text">
      <style:text-properties officeooo:rsid="005c32e6"/>
    </style:style>
    <style:style style:name="T28" style:family="text">
      <style:text-properties officeooo:rsid="0060fdfa"/>
    </style:style>
    <style:style style:name="T29" style:family="text">
      <style:text-properties officeooo:rsid="00627657"/>
    </style:style>
    <style:style style:name="T30" style:family="text">
      <style:text-properties officeooo:rsid="006407b2"/>
    </style:style>
    <style:style style:name="T31" style:family="text">
      <style:text-properties officeooo:rsid="00688be1"/>
    </style:style>
    <style:style style:name="T32" style:family="text">
      <style:text-properties officeooo:rsid="006a7a4f"/>
    </style:style>
    <style:style style:name="T33" style:family="text">
      <style:text-properties officeooo:rsid="006adf4b"/>
    </style:style>
    <style:style style:name="T34" style:family="text">
      <style:text-properties officeooo:rsid="006c075c"/>
    </style:style>
    <style:style style:name="T35" style:family="text">
      <style:text-properties officeooo:rsid="00711c03"/>
    </style:style>
    <style:style style:name="T36" style:family="text">
      <style:text-properties officeooo:rsid="0072f224"/>
    </style:style>
    <style:style style:name="T37" style:family="text">
      <style:text-properties officeooo:rsid="00746995"/>
    </style:style>
    <style:style style:name="T38" style:family="text">
      <style:text-properties officeooo:rsid="0075c08a"/>
    </style:style>
    <style:style style:name="T39" style:family="text">
      <style:text-properties officeooo:rsid="00765c99"/>
    </style:style>
    <style:style style:name="T40" style:family="text">
      <style:text-properties officeooo:rsid="00786d84"/>
    </style:style>
    <style:style style:name="T41" style:family="text">
      <style:text-properties officeooo:rsid="007946a0"/>
    </style:style>
    <style:style style:name="T42" style:family="text">
      <style:text-properties officeooo:rsid="007ab17a"/>
    </style:style>
    <style:style style:name="T43" style:family="text">
      <style:text-properties officeooo:rsid="007bb4ca"/>
    </style:style>
    <style:style style:name="T44" style:family="text">
      <style:text-properties officeooo:rsid="007ca802"/>
    </style:style>
    <style:style style:name="T45" style:family="text">
      <style:text-properties officeooo:rsid="007e760a"/>
    </style:style>
    <style:style style:name="T46" style:family="text">
      <style:text-properties officeooo:rsid="0085f357"/>
    </style:style>
    <style:style style:name="T47" style:family="text">
      <style:text-properties officeooo:rsid="00878e5d"/>
    </style:style>
    <style:style style:name="T48" style:family="text">
      <style:text-properties officeooo:rsid="00897db2"/>
    </style:style>
    <style:style style:name="T49" style:family="text">
      <style:text-properties officeooo:rsid="008b62e7"/>
    </style:style>
    <style:style style:name="T50" style:family="text">
      <style:text-properties officeooo:rsid="008c35a2"/>
    </style:style>
    <style:style style:name="T51" style:family="text">
      <style:text-properties officeooo:rsid="00902d05"/>
    </style:style>
    <style:style style:name="T52" style:family="text">
      <style:text-properties officeooo:rsid="009117e7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9a641d"/>
    </style:style>
    <style:style style:name="T55" style:family="text">
      <style:text-properties officeooo:rsid="009bd49a"/>
    </style:style>
    <style:style style:name="T56" style:family="text">
      <style:text-properties officeooo:rsid="009c7c52"/>
    </style:style>
    <style:style style:name="T57" style:family="text">
      <style:text-properties officeooo:rsid="009dd7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4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>Example_1<text:span text:style-name="T43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5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/>
      <text:p text:style-name="P18">3_Interrupts_and_switches</text:p>
      <text:p text:style-name="P28">3A_UART_timer_interrupts<text:tab/><text:tab/><text:span text:style-name="T46">OK</text:span></text:p>
      <text:p text:style-name="P28">3B_Pin_Change_Interrupt<text:tab/><text:tab/><text:span text:style-name="T47">OK</text:span></text:p>
      <text:p text:style-name="P28">3C_reaction_time_tester<text:tab/><text:tab/><text:span text:style-name="T47">OK</text:span></text:p>
      <text:p text:style-name="P28">3D_timer_PCI_interrupts<text:tab/><text:tab/><text:span text:style-name="T48">OK</text:span></text:p>
      <text:p text:style-name="P28">3E_Keypress_logger<text:tab/><text:tab/><text:tab/><text:span text:style-name="T49">OK</text:span></text:p>
      <text:p text:style-name="P28">3F_Prime_numbers<text:tab/><text:tab/><text:tab/><text:span text:style-name="T49">OK</text:span></text:p>
      <text:p text:style-name="P28">3G_Prime_numbers_plus<text:tab/><text:tab/><text:span text:style-name="T50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25"><text:tab/><text:span text:style-name="T19">I2C_FPN_to_display();</text:span></text:p>
      <text:p text:style-name="P25"/>
      <text:p text:style-name="P5">5A_Integer_numbers<text:tab/><text:tab/><text:tab/><text:span text:style-name="T29">OK</text:span><text:tab/><text:tab/><text:tab/><text:span text:style-name="T28">No change</text:span></text:p>
      <text:p text:style-name="P5">5B_Prime_factors<text:tab/><text:tab/><text:tab/><text:span text:style-name="T30">OK<text:tab/><text:tab/><text:tab/>No local</text:span></text:p>
      <text:p text:style-name="P5">5C_Scientific_numbers<text:tab/><text:tab/><text:span text:style-name="T31">OK<text:tab/><text:tab/><text:tab/>OK</text:span></text:p>
      <text:p text:style-name="P5">5D_Pie_estimator<text:tab/><text:tab/><text:tab/><text:span text:style-name="T32">OK<text:tab/><text:tab/><text:tab/>No local</text:span></text:p>
      <text:p text:style-name="P5">5E_e_power_series<text:tab/><text:tab/><text:tab/><text:span text:style-name="T33">OK<text:tab/><text:tab/><text:tab/>NL</text:span></text:p>
      <text:p text:style-name="P5">5F_Trig_functions<text:tab/><text:tab/><text:tab/><text:span text:style-name="T34">OK<text:tab/><text:tab/><text:tab/>NL</text:span></text:p>
      <text:p text:style-name="P5"/>
      <text:p text:style-name="P1"><text:tab/><text:tab/><text:tab/><text:tab/><text:tab/><text:span text:style-name="T21">Global<text:tab/><text:tab/><text:tab/>Local</text:span></text:p>
      <text:p text:style-name="P1">6A_Segment_driver<text:tab/><text:tab/><text:tab/><text:span text:style-name="T27">No change<text:tab/><text:tab/>No locals</text:span></text:p>
      <text:p text:style-name="P1">6B_Segment_driver<text:tab/><text:tab/><text:tab/><text:span text:style-name="T27">No change<text:tab/><text:tab/>No locals</text:span></text:p>
      <text:p text:style-name="P1">6C_Numerical_entry<text:tab/><text:tab/><text:tab/><text:span text:style-name="T21">OK<text:tab/><text:tab/><text:tab/>No locals</text:span></text:p>
      <text:p text:style-name="P1">6D_INT_to_display<text:tab/><text:tab/><text:tab/><text:span text:style-name="T22">OK<text:tab/><text:tab/><text:tab/>OK</text:span></text:p>
      <text:p text:style-name="P1">6E_FPN_to_display<text:tab/><text:tab/><text:tab/><text:span text:style-name="T23">OK<text:tab/><text:tab/><text:tab/>OK</text:span></text:p>
      <text:p text:style-name="P1">6F_FPN_from_IO<text:tab/><text:tab/><text:tab/><text:span text:style-name="T24">OK<text:tab/><text:tab/><text:tab/>No locals</text:span></text:p>
      <text:p text:style-name="P1">6G_INT_from_IO<text:tab/><text:tab/><text:tab/><text:span text:style-name="T26">OK<text:tab/><text:tab/><text:tab/>No locals</text:span></text:p>
      <text:p text:style-name="P1">6H_calculator<text:tab/><text:tab/><text:tab/><text:tab/><text:span text:style-name="T25">OK<text:tab/><text:tab/><text:tab/>No locals</text:span></text:p>
      <text:p text:style-name="P1">6L_FPN_to_display_legacy<text:tab/><text:tab/><text:span text:style-name="T25">OK<text:tab/><text:tab/><text:tab/>No locals</text:span></text:p>
      <text:p text:style-name="P1">6M_FPN_from_IO_legacy<text:tab/><text:tab/><text:span text:style-name="T25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5">OK</text:span></text:p>
      <text:p text:style-name="P1">7B_calculator_based_clock<text:tab/><text:tab/><text:tab/><text:tab/><text:span text:style-name="T36">OK</text:span></text:p>
      <text:p text:style-name="P1">7C_mini_OS_clock<text:tab/><text:tab/><text:tab/><text:tab/><text:tab/><text:span text:style-name="T37">OK</text:span></text:p>
      <text:p text:style-name="P1">7D_mini_OS_clock_with_adjustment<text:tab/><text:tab/><text:span text:style-name="T38">OK</text:span></text:p>
      <text:p text:style-name="P1">7E_Stand_a_lone_clock</text:p>
      <text:p text:style-name="P1">7F_Stop_watch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40">OK</text:span><text:tab/><text:tab/><text:tab/><text:span text:style-name="T39">NL</text:span></text:p>
      <text:p text:style-name="P1">8B_Pulse_train_generator<text:tab/><text:tab/><text:span text:style-name="T41">OK<text:tab/></text:span><text:tab/><text:tab/><text:span text:style-name="T39">NL</text:span></text:p>
      <text:p text:style-name="P1">8C_Sawtooth_generator<text:tab/><text:tab/><text:span text:style-name="T42">OK<text:tab/><text:tab/></text:span><text:tab/><text:span text:style-name="T39">NL</text:span></text:p>
      <text:p text:style-name="P11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9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5"><text:span text:style-name="T6">Issues with test projects</text:span> (run during pcb commissioning)</text:p>
      <text:p text:style-name="P1"/>
      <text:p text:style-name="P45">PRN generator failure due to damaged EEPROM<text:tab/></text:p>
      <text:p text:style-name="P45"><text:tab/>Fix changed EEPROM location</text:p>
      <text:p text:style-name="P45"/>
      <text:p text:style-name="P45">Failure to set up switched inputs properly</text:p>
      <text:p text:style-name="P45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0">Operation of the PRN generators</text:p>
      <text:p text:style-name="P30"/>
      <text:p text:style-name="P20">Mini OS EEPROM reservations<text:tab/><text:tab/><text:span text:style-name="T16">(Not used by PRN display driver subroutines )</text:span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2">W</text:span>hen the mini-OS is programmed to flash. <text:tab/>It is read by I2C_V16_0_CC to ensure that the UNO bootloader is <text:span text:style-name="T52">a</text:span>utomatically triggered after pcb_A has been programmed</text:p>
      <text:p text:style-name="P33"/>
      <text:p text:style-name="P30"><text:span text:style-name="T53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<text:soft-page-break/>0x3F4 PRN generator random number LB</text:p>
      <text:p text:style-name="P32">0x3F3 PRN generator random number HB</text:p>
      <text:p text:style-name="P32"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21">EEPROM initialisation<text:tab/><text:tab/>Mini_OS (PCB_A)</text:p>
      <text:p text:style-name="P39"/>
      <text:p text:style-name="P39">0x3FD/E/F<text:tab/><text:tab/><text:span text:style-name="T55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5">brightness <text:tab/>Mode Q</text:span></text:p>
      <text:p text:style-name="P41">0x3FA<text:tab/><text:tab/><text:tab/><text:span text:style-name="T54">No longer used</text:span></text:p>
      <text:p text:style-name="P41">0x3F9<text:tab/><text:tab/><text:tab/><text:span text:style-name="T51">Reset status byte:<text:tab/><text:tab/></text:span>Project Programmer UNO</text:p>
      <text:p text:style-name="P41">0x3F8-5<text:tab/><text:tab/>Command counter<text:span text:style-name="T56">s</text:span><text:tab/><text:tab/>Flash programmer</text:p>
      <text:p text:style-name="P41">0x3F4<text:tab/><text:tab/><text:tab/><text:span text:style-name="T51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5">Project Programmer UNO</text:span><text:tab/><text:tab/></text:p>
      <text:p text:style-name="P35"/>
      <text:p text:style-name="P22">EEPROM initialisation<text:tab/><text:tab/><text:span text:style-name="T51">UNO_bootloader_for_hex&amp;text</text:span><text:tab/></text:p>
      <text:p text:style-name="P22"/>
      <text:p text:style-name="P40">0x3FD/E/F<text:tab/><text:tab/><text:span text:style-name="T55">Cal data:<text:tab/><text:tab/><text:tab/></text:span>No longer used</text:p>
      <text:p text:style-name="P36">0x3FC<text:tab/><text:tab/><text:tab/>Copy of MCUSR<text:tab/><text:tab/><text:span text:style-name="T56">The boootloader</text:span></text:p>
      <text:p text:style-name="P42">0x3FB-8<text:tab/><text:tab/>Command counter<text:tab/><text:tab/>Bootloader</text:p>
      <text:p text:style-name="P43">0x3F7<text:tab/><text:tab/><text:tab/> <text:span text:style-name="T51">Reset Control<text:tab/><text:tab/><text:tab/></text:span>The boootloader</text:p>
      <text:p text:style-name="P44">0x3F6<text:tab/><text:tab/><text:tab/><text:span text:style-name="T51">flash text string pointer<text:tab/>User_app_commentary_mode</text:span></text:p>
      <text:p text:style-name="P44">0x3F5-0<text:tab/><text:tab/>PRN registers<text:tab/><text:tab/><text:tab/>???????????????<text:tab/><text:tab/><text:tab/></text:p>
      <text:p text:style-name="P38">0x3EF <text:tab/><text:tab/><text:tab/>PRN EEPROM <text:span text:style-name="T57">offset<text:tab/><text:tab/>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5"/>
      <text:p text:style-name="P35"/>
      <text:p text:style-name="P35"/>
      <text:p text:style-name="P35">unsigned int PRN_16bit_GEN(unsigned int start, char counter){</text:p>
      <text:p text:style-name="P35"><text:tab/><text:tab/>unsigned int bit, lfsr;</text:p>
      <text:p text:style-name="P35"><text:tab/><text:tab/>char EEP_offset;</text:p>
      <text:p text:style-name="P35"/>
      <text:p text:style-name="P35"><text:tab/><text:tab/>EEP_offset = eeprom_read_byte((uint8_t*)(0x3EF));</text:p>
      <text:p text:style-name="P35"><text:tab/><text:tab/>if(EEP_offset &gt; 4)EEP_offset = 0;</text:p>
      <text:p text:style-name="P35"/>
      <text:p text:style-name="P35"><text:tab/><text:tab/>if(!(start)) </text:p>
      <text:p text:style-name="P35"><text:tab/><text:tab/>{//EEP_offset = eeprom_read_byte((uint8_t*)(0x3EF));</text:p>
      <text:p text:style-name="P35"><text:tab/><text:tab/><text:tab/></text:p>
      <text:p text:style-name="P35"><text:tab/><text:tab/>lfsr = (eeprom_read_byte((uint8_t*)(0x3F5 - EEP_offset)) &lt;&lt; 8) + eeprom_read_byte((uint8_t*)(0x3F4 - EEP_offset));}</text:p>
      <text:p text:style-name="P35"><text:tab/><text:tab/></text:p>
      <text:p text:style-name="P35"><text:soft-page-break/><text:tab/><text:tab/></text:p>
      <text:p text:style-name="P35"><text:tab/><text:tab/></text:p>
      <text:p text:style-name="P35"><text:tab/><text:tab/>else lfsr = start;</text:p>
      <text:p text:style-name="P35"><text:tab/><text:tab/>bit = (( lfsr &gt;&gt; 0) ^ (lfsr &gt;&gt; 2) ^ (lfsr &gt;&gt; 3) ^ (lfsr &gt;&gt; 5)) &amp; 1;</text:p>
      <text:p text:style-name="P35"><text:tab/><text:tab/>lfsr = (lfsr &gt;&gt; 1) | (bit &lt;&lt; 15);</text:p>
      <text:p text:style-name="P35"><text:tab/><text:tab/>if(!(counter)){sendChar(EEP_offset + '0');Toggle_LED_1;</text:p>
      <text:p text:style-name="P35"><text:tab/><text:tab/>eeprom_write_byte((uint8_t*)(0x3F5 - EEP_offset),(lfsr&gt;&gt;8));</text:p>
      <text:p text:style-name="P35"><text:tab/><text:tab/>eeprom_write_byte((uint8_t*)(0x3F4 - EEP_offset),lfsr);}</text:p>
      <text:p text:style-name="P35"/>
      <text:p text:style-name="P35"><text:tab/>return lfsr;}<text:tab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5T09:47:51.090000000</dc:date>
    <meta:editing-duration>P1DT5H24M58S</meta:editing-duration>
    <meta:editing-cycles>105</meta:editing-cycles>
    <meta:document-statistic meta:table-count="0" meta:image-count="0" meta:object-count="0" meta:page-count="6" meta:paragraph-count="206" meta:word-count="851" meta:character-count="6859" meta:non-whitespace-character-count="5866"/>
  </office:meta>
</office:document-meta>
</file>